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35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6.4mm"/>
    </style:style>
    <style:style style:name="co4" style:family="table-column">
      <style:table-column-properties fo:break-before="auto" style:column-width="116.43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4.2mm"/>
    </style:style>
    <style:style style:name="co9" style:family="table-column">
      <style:table-column-properties fo:break-before="auto" style:column-width="3.92mm"/>
    </style:style>
    <style:style style:name="co10" style:family="table-column">
      <style:table-column-properties fo:break-before="auto" style:column-width="4.48mm"/>
    </style:style>
    <style:style style:name="co11" style:family="table-column">
      <style:table-column-properties fo:break-before="auto" style:column-width="141.3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Arial" style:font-name-asian="Andale Sans UI" style:font-name-complex="Tahoma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office:value-type="string" calcext:value-type="string">
            <text:p>id</text:p>
          </table:table-cell>
          <table:table-cell table:style-name="ce3" office:value-type="string" calcext:value-type="string">
            <text:p>', '</text:p>
          </table:table-cell>
          <table:table-cell office:value-type="string" calcext:value-type="string">
            <text:p>enunciado</text:p>
          </table:table-cell>
          <table:table-cell table:style-name="ce3" office:value-type="string" calcext:value-type="string">
            <text:p>', '</text:p>
          </table:table-cell>
          <table:table-cell table:style-name="ce3" office:value-type="string" calcext:value-type="string">
            <text:p>idTipo</text:p>
          </table:table-cell>
          <table:table-cell table:style-name="ce3" table:number-columns-repeated="3"/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orden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3"/>
          <table:table-cell table:style-name="ce5"/>
          <table:table-cell table:style-name="ce3"/>
          <table:table-cell table:style-name="ce7" table:number-columns-repeated="8"/>
          <table:table-cell table:style-name="ce6"/>
          <table:table-cell/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struir gabinetes de cocina</text:p>
          </table:table-cell>
          <table:table-cell table:style-name="ce3" office:value-type="string" calcext:value-type="string">
            <text:p>', '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-Construir-gabinetes-de-cosin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uardar dinero en un carro blindado</text:p>
          </table:table-cell>
          <table:table-cell table:style-name="ce3" office:value-type="string" calcext:value-type="string">
            <text:p>', '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-Guardar-dinero-en-un-carro-blindad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viajes al espaci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-Estudiar-astronom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Hacer un mapa del fondo del ocean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-Hacer-un-mapa-del-fondo-del-ocean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irigir una orquesta sinfonic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-Dirigir-una-orquesta-sinfonic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cribir historias o articulos para una revista o periodic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-Escribir-historias-o-articulos-para-una-revista-o-periodic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eñar un ejercicio o rutina individu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-Ensenar-un-ejercicio-o-rutina-individu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Hacer turnos de enfermeria en un hospit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-Hacer-turnos-de-enfermeria-en-un-hospit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mprar titulos de deuda o mercanci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-Comprar-titulos-de-deuda-o-mercanci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erenciar un almacen de revent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-Gerenciar-un-almacen-de-revent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esarrollar una hoja electronica en el computador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-Desarrollar-una-hoja-electronica-en-el-computador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rregir formas y registr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-Corregir-formas-y-registr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Operar diariamente una finca</text:p>
          </table:table-cell>
          <table:table-cell table:style-name="ce3" office:value-type="string" calcext:value-type="string">
            <text:p>', '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-Operar-diariamente-una-finc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egar ladrillos o azulejos</text:p>
          </table:table-cell>
          <table:table-cell table:style-name="ce3" office:value-type="string" calcext:value-type="string">
            <text:p>', '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-Pegar-ladrillos-o-azulej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historias de civilizaciones pasad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-Estudiar-historias-de-civilizaciones-pasad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comportamiento anim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" calcext:value-type="float">
            <text:p>1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-Estudiar-comportamiento-anim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irigir un jueg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" calcext:value-type="float">
            <text:p>1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-Dirigir-un-jueg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rear danzas y rutinas para un show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8" calcext:value-type="float">
            <text:p>1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8-Crear-danzas-y-rutinas-para-un-show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ar reanimacion cardiopulmonar a alguien quien lo necesit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9" calcext:value-type="float">
            <text:p>1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9-Dar-reanimacion-cardiopulmonar-a-alguien-quien-lo-necesit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yudar a la gente con sus problemas emociona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0" calcext:value-type="float">
            <text:p>2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0-Ayudar-a-la-gente-con-sus-problemas-emocional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telefonos y equipos de telecomunicacion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1-Vender-telefonos-y-equipos-de-telecomunicacion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Operar un salon de belleza o barberí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2" calcext:value-type="float">
            <text:p>2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2-Operar-un-salon-de-belleza-o-barber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Usar un programa de computador para generar factur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3" calcext:value-type="float">
            <text:p>2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3-Usar-un-programa-de-computador-para-generar-factur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rogramar conferencias para una organizació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4" calcext:value-type="float">
            <text:p>2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4-Programar-conferencias-para-una-organizac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bajar en una linea de ensamble</text:p>
          </table:table-cell>
          <table:table-cell table:style-name="ce3" office:value-type="string" calcext:value-type="string">
            <text:p>', '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5" calcext:value-type="float">
            <text:p>2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5-Trabajar-en-una-linea-de-ensamble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parar electrodomesticos</text:p>
          </table:table-cell>
          <table:table-cell table:style-name="ce3" office:value-type="string" calcext:value-type="string">
            <text:p>', '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6" calcext:value-type="float">
            <text:p>2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6-Reparar-electrodomestic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esarrollar una nueva medicin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7" calcext:value-type="float">
            <text:p>2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7-desarrollar-una-nueva-medicin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lanear un estudio de investigacio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8" calcext:value-type="float">
            <text:p>2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8-Planear-un-estudio-de-investigac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cribir libros o jueg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29" calcext:value-type="float">
            <text:p>2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29-Escribir-libros-o-jueg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ocar un instrumento music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0" calcext:value-type="float">
            <text:p>3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0-Tocar-un-instrumento-music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eñar a los niños a como leer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1" calcext:value-type="float">
            <text:p>3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1-Ensenar-a-los-ninos-a-como-leer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bajar con niños con discapacidad ment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2" calcext:value-type="float">
            <text:p>3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2-Trabajar-con-ninos-con-discapacidad-ment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mercancias sobre el telefon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3" calcext:value-type="float">
            <text:p>3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3-Vender-mercancias-sobre-el-telefon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uardar y comercializar revistas y periodic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4" calcext:value-type="float">
            <text:p>3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4-guardar-y-comercializar-revistas-periodic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Mantener cuentas de recibos y pag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5" calcext:value-type="float">
            <text:p>3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5-Mantener-cuentas-de-recibos-y-pag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argar software de computador en una gran red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6" calcext:value-type="float">
            <text:p>3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6-Cargar-software-de-computador-en-una-gran-red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ducir un taxi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7" calcext:value-type="float">
            <text:p>3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7-Conducir-un-taxi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Instalar pisos en una cas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8" calcext:value-type="float">
            <text:p>3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8-Instalar-pisos-en-una-cas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formas de reducir la contaminacion del agu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39" calcext:value-type="float">
            <text:p>3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39-Estudiar-formas-de-reducir-la-contaminacion-del-agu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esarrollar un nuevo procedimiento para tratamiento medic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0" calcext:value-type="float">
            <text:p>4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0-Desarrollar-un-nuevo-procedimiento-para-tratamiento-medic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jecutar rutinas de comedia en frente de una audienci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1" calcext:value-type="float">
            <text:p>4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1-Ejecutar-rutinas-de-comedia-en-frente-de-una-audienc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ctuar como un extra en una pelicula o show de televisio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2" calcext:value-type="float">
            <text:p>4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2-Actuar-como-un-extra-en-una-pelicula-o-show-de-televis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eñar en basica primari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3" calcext:value-type="float">
            <text:p>4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3-ensenar-en-basica-primar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ar orientacion vocacional a las person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4" calcext:value-type="float">
            <text:p>4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4-Dar-orientacion-vocacional-a-las-person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alizar una presentación de un producto que este vendiend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5" calcext:value-type="float">
            <text:p>4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5-Realizar-una-presentacion-de-un-producto-que-este-vendiend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mprar y vender tierr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6" calcext:value-type="float">
            <text:p>4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6-Comprar-y-vender-tierr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nsferir fondos entre bancos usando un software de computador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7" calcext:value-type="float">
            <text:p>4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7-TRANFERIR-TRABAJOS-USANDO-SOFWARE-DE-COMPUTADOR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rogramar reuniones de oficin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8" calcext:value-type="float">
            <text:p>4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8-programar-reuniones-de-oficin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argar pescado en una pesqueri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9" calcext:value-type="float">
            <text:p>4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49-cargar-pescado-en-una-pescader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struir un muro de ladrill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0" calcext:value-type="float">
            <text:p>5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0-CONSTRUIR-UN-MURO-DE-LADRILL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eterminar el promedio de infeccion de una nueva enfermedad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1" calcext:value-type="float">
            <text:p>5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1-Determinar-el-promedio-de-infeccion-de-una-nueva-enfermedad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rocas y minera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2" calcext:value-type="float">
            <text:p>5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2-Estudiar-rocas-y-mineral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cribir ensayos de libros o jueg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3" calcext:value-type="float">
            <text:p>5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3-Escribir-ensayos-de-libros-o-jueg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mponer o arreglar music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4" calcext:value-type="float">
            <text:p>5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4-Componer-o-arreglar-music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Supervisar actividades de niños en un camp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5" calcext:value-type="float">
            <text:p>5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5-supervisar-actividades-de-ninos-en-un-camp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yudar a gente con problemas familiar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6" calcext:value-type="float">
            <text:p>5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6-AYUDAR-AGENTE-CON-PROBLEMAS-FAMILIAR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discos compactos en un almacen de music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7" calcext:value-type="float">
            <text:p>5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7-vender-discos-compactos-de-music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dministrar un almacen de juguet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8" calcext:value-type="float">
            <text:p>5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8-Administrar-un-almacen-de-juguet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Usar un procesador de texto para editar document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9" calcext:value-type="float">
            <text:p>5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59-usar-un-procesador-de-texto-para-editar-un-document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Usar una calculador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0" calcext:value-type="float">
            <text:p>6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0-usar-una-calculador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amblar partes electronic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1" calcext:value-type="float">
            <text:p>6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1-Ensamblar-partes-electronic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ducir un camión para entregar paquetes en oficinas o cas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2" calcext:value-type="float">
            <text:p>6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2-conducir-un-camion-para-entregar-paquetes-en-oficina-o-cas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iagnosticar o tratar enfermedades de anima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3" calcext:value-type="float">
            <text:p>6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3-diagnosticar-o-tratar-enfermedades-de-animales.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personalidades de lideres mundia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4-Estudiar-personalidades-de-lideres-mundial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ctuar en una películ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5" calcext:value-type="float">
            <text:p>6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5-actuar-en-una-novel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Bailar en un show de Broadway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6" calcext:value-type="float">
            <text:p>6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6-BAILAR-EN-UN-SHOW-DE-BROADWAY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Hacer terapia de rehabilitacio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7" calcext:value-type="float">
            <text:p>6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7-hacer-terapia-de-reabilitac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Ser voluntario en una organización sin animo de lucr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8" calcext:value-type="float">
            <text:p>6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8-Ser-voluntario-en-una-organizacion-sin-animo-de-lucr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erenciar la operación de un hote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9" calcext:value-type="float">
            <text:p>6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69-gerenciar-la-operacion-de-un-hote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cas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0" calcext:value-type="float">
            <text:p>7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0-veder-cas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nsferir llamadas en una gran organizació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1" calcext:value-type="float">
            <text:p>7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1-Transferir-llamadas-en-una-gran-organizac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jecutar tareas de archivado en una oficin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2" calcext:value-type="float">
            <text:p>7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2-Ejecutar-tareas-de-archivado-en-una-oficin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intar cas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3" calcext:value-type="float">
            <text:p>7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3-Pintar-cas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Hacer cumplir las leyes de defensa a practicas de caza deportiv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4" calcext:value-type="float">
            <text:p>7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4-Hacer-cumplir-las-leyes-de-defensa-a-practicas-de-caza-deportiv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ducir experimentos quimic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5" calcext:value-type="float">
            <text:p>7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5-Conducir-experimentos-quimic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ducir investigaciones biologic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6" calcext:value-type="float">
            <text:p>7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6-conducir-investigaciones-biologic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intar cuadr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7" calcext:value-type="float">
            <text:p>7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7-pintando-cuadr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antar profesionalmente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8" calcext:value-type="float">
            <text:p>7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8-Cantar-profesionalmente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yudar a gente anciana con los problemas de su vida diari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79" calcext:value-type="float">
            <text:p>7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79-Ayudar-a-gente-anciana-con-los-problemas-de-su-vida-diar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eñar a los niños a como jugar un deporte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0" calcext:value-type="float">
            <text:p>8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0-Ensenar-a-los-ninos-como-jugar-un-deporte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palomitas de maiz y dulces en un encuentro deportiv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1" calcext:value-type="float">
            <text:p>8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1-Vender-palomitas-de-maiz-y-dulces-en-un-encuentro-deportiv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erenciar un supermercad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2" calcext:value-type="float">
            <text:p>8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2-Gerenciar-un-supermercad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mputar y registrar datos numericos y calculos estadistic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3" calcext:value-type="float">
            <text:p>8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3-computar-regustrar-datos-numericos-y-calculos-estadistic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enerar los pagos mensuales de cheques de una oficin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4" calcext:value-type="float">
            <text:p>8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4-generar-los-pagos-mensuales-de-cheques-de-una-oficin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Operar una maquina de ensamble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5" calcext:value-type="float">
            <text:p>8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5-Operar-una-maquina-de-ensamble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bajar en un pozo petrolero, extrayendo petrole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6" calcext:value-type="float">
            <text:p>8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6-Trabajar-en-un-pozo-petrolero-extrayendo-petrole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el crecimiento de la poblacion de una ciudad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7" calcext:value-type="float">
            <text:p>8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7-Estudiar-el-crecimiento-de-la-poblacion-de-una-ciudad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ballenas y otros tipos de vida marin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8" calcext:value-type="float">
            <text:p>8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8-Estudiar-ballenas-y-otros-tipos-de-vida-marin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alizar acrobacias en moto para una pelicula o programa de TV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89" calcext:value-type="float">
            <text:p>8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89-Realizar-acrobacias-en-moto-para-una-pelicula-o-programa-de-TV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rear efectos especiales para una pelicul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0" calcext:value-type="float">
            <text:p>9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0-Crear-efectos-especiales-para-una-pelicul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yudar a la gente para superar problemas diarios en su vid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1" calcext:value-type="float">
            <text:p>9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1-Ayudar-a-la-gente-para-superar-problemas-diarios-en-su-vid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eñar a cantar a gente con problemas auditiv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2" calcext:value-type="float">
            <text:p>9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2-Ensenar-a-cantar-gente-con-problemas-auditivos-codigo-8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erenciar un departamento de una gran compañí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3" calcext:value-type="float">
            <text:p>9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3-Gerenciar-un-departamento-de-una-gran-compan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bebidas suves o licor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4" calcext:value-type="float">
            <text:p>9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4-Vender-bebidas-suves-o-licores1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omar notas durante una reunio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5" calcext:value-type="float">
            <text:p>9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5-Tomar-notas-durante-una-reun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Mantener almacenar y recibir registr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6" calcext:value-type="float">
            <text:p>9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6-imagen-de-ALMACENAR-Y-RECIBIR-REGISTR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jecutar defensas como un abogado de alguie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7" calcext:value-type="float">
            <text:p>9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7-ejecutar-defensas-como-un-abogad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amblar productos en una fabric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8" calcext:value-type="float">
            <text:p>9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8-Ensamblar-productos-en-una-fabric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Investigar Crimen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99" calcext:value-type="float">
            <text:p>9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99-Investigar-Crimen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el movimiento de los planet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0" calcext:value-type="float">
            <text:p>10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0-Estudiar-el-movimiento-de-los-planet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ducir un coro music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1" calcext:value-type="float">
            <text:p>10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1-Conducir-un-coro-music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Ser parte de un jueg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2" calcext:value-type="float">
            <text:p>10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2-Ser-parte-de-un-jueg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yudar a gente que tenga problemas con drogas o alcoho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3" calcext:value-type="float">
            <text:p>10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3-Ayudar-a-gente-que-tenga-problemas-con-drogas-o-alcoho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ducir un grupo de terapistas 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4" calcext:value-type="float">
            <text:p>10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4-Conducir-un-grupo-de-terapistas-valeria-otoy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refrescos en un teatro durante una pelicul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5" calcext:value-type="float">
            <text:p>10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5-Vender-refrescos-en-un-teatro-durante-una-pelicul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productos para cuidado del cabello en almacenes y salon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6" calcext:value-type="float">
            <text:p>10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6-Vender-productos-para-cuidar-el-cabello-en-almasenes-y-salon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alcular los salarios de los empleados (trabajar en nomina)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7" calcext:value-type="float">
            <text:p>10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7-Calcular-los-salarios-de-los-empleados-(trabajar-en-nomina)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bajar en contabilidad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8" calcext:value-type="float">
            <text:p>10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8-trabajar-en-contabilidad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Ser miembro de un club de pesc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09" calcext:value-type="float">
            <text:p>10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09-ser-miembro-de-un-club-de-pesc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rreglar o restaurar mueb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0" calcext:value-type="float">
            <text:p>11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0-arreglar-o-restaurar-muebl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xaminar muestras de sangre usando un microscopi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1" calcext:value-type="float">
            <text:p>11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1-Examinar-muestras-de-sangre-usando-un-microscopi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Investigar la causa de un fueg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2" calcext:value-type="float">
            <text:p>11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2-causas-del-fueg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intar conjuntos para jueg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3" calcext:value-type="float">
            <text:p>11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3-Pintar-conjuntos-para-jueg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alizar audicion de cantantes para un coro music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4" calcext:value-type="float">
            <text:p>11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4-Realizar-audicion-de-cantantes-para-un-coro-music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roveer masajes a las person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5" calcext:value-type="float">
            <text:p>11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5-hacer-masajes-a-person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yudar a personas con problemas familiar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6" calcext:value-type="float">
            <text:p>11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6-Ayudar-a-personas-con-problemas-familiar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rear su propio negoci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7" calcext:value-type="float">
            <text:p>11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7-Crear-su-propio-negoci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Negociar contratos de negoci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8" calcext:value-type="float">
            <text:p>11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8-Negociar-Contratos-de-Negocio-Yancarlo-Galindez-Hurtado-11-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tiquetar sobres y paquet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19" calcext:value-type="float">
            <text:p>11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19-etiquetar-sobres-y-paquet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alizar inventarios con un computador de man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0" calcext:value-type="float">
            <text:p>12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0-Realizar-inventarios-con-un-computador-de-man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rreglar un plafon rot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1" calcext:value-type="float">
            <text:p>12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1-Arreglar-un-plafon-rot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Hacer servicio de mantenimiento o limpiez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2" calcext:value-type="float">
            <text:p>12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2-hacer-servicio-de-mantenimiento-o-limpiez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la estructura del cuerpo human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3" calcext:value-type="float">
            <text:p>12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3-Estudiar-la-estructura-del-cuerpo-human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esarrollar perfil psicologico de crimina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4" calcext:value-type="float">
            <text:p>12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4-Desarrollar-perfil-psicologico-de-criminal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iseñar conjuntos para jueg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5" calcext:value-type="float">
            <text:p>12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5-Disenar-conjuntos-para-juegos-Vanessa-J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nunciar un show de radi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6" calcext:value-type="float">
            <text:p>12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6-Anunciar-un-show-de-radi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lanear ejercicios para pacientes discapacitad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7" calcext:value-type="float">
            <text:p>12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7-planear-ejercicios-para-pacientes-descapacitad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consejar a gente con problemas familiar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8" calcext:value-type="float">
            <text:p>12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8-Aconsejar-a-gente-con-problemas-familiar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presentar a un cliente en un juici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29" calcext:value-type="float">
            <text:p>12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29-REPRECENTAR-A-UN-CLIENTE-EN-UN-JUICI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Negociar contratos de profesionales atlet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0" calcext:value-type="float">
            <text:p>13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0-Negociar-contratos-de-profesionales-atlet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esarrollar un sistema de archivo de una oficin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1" calcext:value-type="float">
            <text:p>13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1-Desarrollar-un-sistema-de-archivo-de-una-oficin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Manetener registros de transacciones financieras de una organizació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2" calcext:value-type="float">
            <text:p>13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2-mantener-registros-de-transacciones-financieras-de-una-organizac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Mantener las zonas verdes de un parque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3" calcext:value-type="float">
            <text:p>13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3-Mantener-las-zonas-verdes-de-un-parque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Operar una maquina de produccion en line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4" calcext:value-type="float">
            <text:p>13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4-Operar-una-maquina-de-produccion-en-line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esarrollar una forma de predecir el clim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5" calcext:value-type="float">
            <text:p>13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5-Desarrollar-una-forma-de-predecir-el-clim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bajar en un laboratorio biologic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6" calcext:value-type="float">
            <text:p>13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6-Trabajar-en-un-laboratorio-biologic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cribir libretos para peliculas o programas de televisio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7" calcext:value-type="float">
            <text:p>13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7-Escribir-libretos-para-peliculas-o-programas-de-televis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cribir una cancio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8" calcext:value-type="float">
            <text:p>13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8-Escribir-una-canc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eñar a trabajar y desarrollar habilidades para la vida a gente discapacitad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39" calcext:value-type="float">
            <text:p>13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39-Ensenar-a-trabajar-y-desarrollar-habilidades-para-la-vida-a-gente-discapacitad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2" calcext:value-type="float">
            <text:p>17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Organizar actividades en un centro recreacion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0" calcext:value-type="float">
            <text:p>14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0-Organizar-actividades-en-un-centro-recreacion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Ser responsable por la operación de una gran compañí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1" calcext:value-type="float">
            <text:p>14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1-Ser-responsable-por-la-operacion-de-una-gran-compan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Mercadear una nueva linea de rop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2" calcext:value-type="float">
            <text:p>14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2-Mercadear-una-nueva-linea-de-rop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gistrar cargos a la cuenta de un cliente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3" calcext:value-type="float">
            <text:p>14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3-Registrar-cargos-a-la-cuenta-de-un-cliente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Fotocopiar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4" calcext:value-type="float">
            <text:p>14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4-Fotocopiar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Fumigar arboles para prevenir insect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5" calcext:value-type="float">
            <text:p>14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5-Fumigar-arboles-para-prevenir-insect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valuar la calidad de un embarque antes de enviarl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6" calcext:value-type="float">
            <text:p>14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6-Evaluar-la-calidad-de-un-embarque-antes-de-enviarl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Inventar un reemplazo para el azucar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7" calcext:value-type="float">
            <text:p>14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7-Inventar-un-reemplazo-para-el-azucar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genetic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8" calcext:value-type="float">
            <text:p>14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8-Estudiar-genetic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1" calcext:value-type="float">
            <text:p>18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jecutar una rutina de jazz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49" calcext:value-type="float">
            <text:p>14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49-Ejecutar-una-rutina-de-jazz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irigir una pelicul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0" calcext:value-type="float">
            <text:p>15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0-Dirigir-una-pelicul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uidar niños en una guarderi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1" calcext:value-type="float">
            <text:p>15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1-Cuidar-ninos-en-una-guarder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Organizar viajes para gente discapacitad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2" calcext:value-type="float">
            <text:p>15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2-Organizar-viajes-para-gente-discapacitad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avisos en periodic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3" calcext:value-type="float">
            <text:p>15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3-Vender-avisos-en-periodic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mercancias en el departamento de un almace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4" calcext:value-type="float">
            <text:p>15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4-Vender-mercancias-en-el-departamento-de-un-almace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gistrar pagos de rent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5" calcext:value-type="float">
            <text:p>15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5-Registrar-pagos-de-rent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trar informacion en una base de dat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6" calcext:value-type="float">
            <text:p>15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6-Entrar-informacion-en-una-base-de-dat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Operar una lancha de motor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7" calcext:value-type="float">
            <text:p>15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7-Operar-una-lancha-de-motor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Reparar e instalar cerradur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8" calcext:value-type="float">
            <text:p>15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8-Reparar-e-instalar-cerradur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gobiernos de diferentes pais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59" calcext:value-type="float">
            <text:p>15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59-Estudiar-gobiernos-de-diferentes-pais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Investigar plantas y anima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0" calcext:value-type="float">
            <text:p>16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0-Investigar-plantas-y-animal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antar en una band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1" calcext:value-type="float">
            <text:p>16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1-Cantar-en-una-band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Diseñar arte para una revist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2" calcext:value-type="float">
            <text:p>16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2-Disenar-arte-para-una-revist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sistir a doctores en tratamiento de pacient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3" calcext:value-type="float">
            <text:p>16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3-Asistir-a-doctores-en-tratamiento-de-pacient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Trabajar con jovenes en libertad condicional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4" calcext:value-type="float">
            <text:p>16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4-Trabajar-con-jovenes-en-libertad-condicional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automovil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5" calcext:value-type="float">
            <text:p>16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5-Vender-automovil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Gerenciar un almacen de rop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6" calcext:value-type="float">
            <text:p>16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6-Gerenciar-un-almacen-de-rop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Mantener registros de inventari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7" calcext:value-type="float">
            <text:p>16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7-Mantener-registros-de-inventari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Mantener registros de emplead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8" calcext:value-type="float">
            <text:p>16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8-Mantener-registros-de-emplead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Configurar y operar una maquina para hacer product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69" calcext:value-type="float">
            <text:p>16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69-Configurar-y-operar-una-maquina-para-hacer-product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Apagar incendi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0" calcext:value-type="float">
            <text:p>17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0-Apagar-incendi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Hacer pruebas de laboratorio par identificar enfermedade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1" calcext:value-type="float">
            <text:p>171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1-Hacer-pruebas-de-laboratorio-par-identificar-enfermedade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udiar las condiciones del clim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2" calcext:value-type="float">
            <text:p>172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2-Estudiar-las-condiciones-del-clim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ditar pelicula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3" calcext:value-type="float">
            <text:p>173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3-Editar-pelicula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osar para un fotografo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4" calcext:value-type="float">
            <text:p>174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4-Posar-para-un-fotografo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Proveer terapia fisica para recuperar a alguien de una lesio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5" calcext:value-type="float">
            <text:p>175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5-Proveer-terapia-fisica-para-recuperar-a-alguien-de-una-les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nseñar en basica secundaria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6" calcext:value-type="float">
            <text:p>176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6-Ensenar-en-basica-secundaria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franquicias a individuos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7" calcext:value-type="float">
            <text:p>177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7-Vender-franquicias-a-individuos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Vender partes de computador en un almace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8" calcext:value-type="float">
            <text:p>178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8-Vender-partes-de-computador-en-un-almace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Estampar organizar y distribuir correo en una organización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79" calcext:value-type="float">
            <text:p>179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79-Estampar-organizar-y-distribuir-correo-en-una-organizacion.png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regunta (idPregunta, enunciado, idTipo, segundo_enunciado, suma, orden, urlImagen) VALUES ('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', '</text:p>
          </table:table-cell>
          <table:table-cell table:style-name="ce5" office:value-type="string" calcext:value-type="string">
            <text:p>Sostener transacciones bancarias con clientes.</text:p>
          </table:table-cell>
          <table:table-cell table:style-name="ce3" office:value-type="string" calcext:value-type="string">
            <text:p>', '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', </text:p>
          </table:table-cell>
          <table:table-cell table:style-name="ce9" office:value-type="string" calcext:value-type="string">
            <text:p>NULL</text:p>
          </table:table-cell>
          <table:table-cell table:style-name="ce3" office:value-type="string" calcext:value-type="string">
            <text:p>,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80" calcext:value-type="float">
            <text:p>180</text:p>
          </table:table-cell>
          <table:table-cell table:style-name="ce6" office:value-type="string" calcext:value-type="string">
            <text:p>,'</text:p>
          </table:table-cell>
          <table:table-cell office:value-type="string" calcext:value-type="string">
            <text:p>180-Sostener-transacciones-bancarias-con-clientes.png</text:p>
          </table:table-cell>
          <table:table-cell office:value-type="string" calcext:value-type="string">
            <text:p>');</text:p>
          </table:table-cell>
        </table:table-row>
        <table:table-row table:style-name="ro1" table:number-rows-repeated="4">
          <table:table-cell table:number-columns-repeated="3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style-name="ce3"/>
          <table:table-cell table:style-name="ce9" table:number-columns-repeated="3"/>
          <table:table-cell table:style-name="ce6" table:number-columns-repeated="2"/>
          <table:table-cell/>
        </table:table-row>
        <table:table-row table:style-name="ro1">
          <table:table-cell table:number-columns-repeated="3"/>
          <table:table-cell table:style-name="ce5"/>
          <table:table-cell table:style-name="ce6" table:number-columns-repeated="10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INSERT INTO `Tipo` (`idTipo`, `tipo`, `subtipo`) VALUES ('5', 'AMBIENTE', 'REALISTA');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INSERT INTO `Tipo` (`idTipo`, `tipo`, `subtipo`) VALUES ('6', 'AMBIENTE', 'INVESTIGATIVO');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INSERT INTO `Tipo` (`idTipo`, `tipo`, `subtipo`) VALUES ('7', 'AMBIENTE', 'ARTISTICO');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INSERT INTO `Tipo` (`idTipo`, `tipo`, `subtipo`) VALUES ('8', 'AMBIENTE', 'SOCIAL');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INSERT INTO `Tipo` (`idTipo`, `tipo`, `subtipo`) VALUES ('9', 'AMBIENTE', 'EMPRENDEDOR');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INSERT INTO `Tipo` (`idTipo`, `tipo`, `subtipo`) VALUES ('10', 'AMBIENTE', 'CONVENCIONAL');</text:p>
          </table:table-cell>
          <table:table-cell table:number-columns-repeated="14"/>
        </table:table-row>
        <table:table-row table:style-name="ro1" table:number-rows-repeated="104838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CO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4:32:02.817090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57S</meta:editing-duration>
    <meta:editing-cycles>5</meta:editing-cycles>
    <meta:generator>LibreOffice/5.2.7.2$Linux_X86_64 LibreOffice_project/20m0$Build-2</meta:generator>
    <dc:date>2018-11-12T15:02:46.750979937</dc:date>
    <meta:document-statistic meta:table-count="3" meta:cell-count="2714" meta:object-count="0"/>
    <meta:user-defined meta:name="Info 1"/>
    <meta:user-defined meta:name="Info 2"/>
    <meta:user-defined meta:name="Info 3"/>
    <meta:user-defined meta:name="Info 4"/>
  </office:meta>
</office:document-meta>
</file>